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792d" officeooo:paragraph-rsid="00097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 first started using nrf24l01 transceivers with raspberry pi pico modules, I was having a lot of trouble getting them to work with example code. I started this project to document the issue along with any solution(s) found along the way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06:59:55.643000000</dc:date>
    <meta:editing-duration>PT3M11S</meta:editing-duration>
    <meta:editing-cycles>1</meta:editing-cycles>
    <meta:document-statistic meta:table-count="0" meta:image-count="0" meta:object-count="0" meta:page-count="1" meta:paragraph-count="1" meta:word-count="42" meta:character-count="243" meta:non-whitespace-character-count="202"/>
    <meta:generator>LibreOffice/7.2.6.2$Windows_X86_64 LibreOffice_project/b0ec3a565991f7569a5a7f5d24fed7f52653d754</meta:generator>
  </office:meta>
</office:document-meta>
</file>